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ing, this is the first section of page 1. This test will determine if multiple sections of text can be properly sectioned with the TikaTextDetection component. Testing, this is the first section of page 1. This test will determine if multiple sections of text can be properly sectioned with the TikaTextDetection component. </text:p>
      <text:p text:style-name="Standard"/>
      <text:p text:style-name="Standard">Testing, this is the second section of page 1. This test will determine if multiple sections of text can be properly sectioned with the TikaTextDetection component. Testing, this is the second section of page 1. This test will determine if multiple sections of text can be properly sectioned with the TikaTextDetection component. </text:p>
      <text:p text:style-name="Standard"/>
      <text:p text:style-name="Standard"/>
      <text:p text:style-name="Standard"/>
      <text:p text:style-name="Standard"/>
      <text:p text:style-name="Standard"/>
      <text:p text:style-name="Standard"/>
      <text:p text:style-name="Standard"/>
      <text:p text:style-name="Standard"/>
      <text:p text:style-name="Standard">Testing, this is the third section of page 1. This test will determine if multiple sections of text can be properly sectioned with the TikaTextDetection component. Testing, this is the third section of page 1. This test will determine if multiple sections of text can be properly sectioned with the TikaTextDetection component. Testing, this is the third section of page 1. This test will determine if multiple sections of text can be properly sectioned with the TikaTextDetection component. <text:line-break/><text:line-break/><text:line-break/><text:line-break/><text:line-break/><text:line-break/><text:line-break/><text:line-break/><text:line-break/><text:line-break/><text:line-break/><text:line-break/><text:line-break/><text:line-break/><text:line-break/><text:line-break/></text:p>
      <text:p text:style-name="Standard"><text:soft-page-break/>Testing, this is the first section of page 2. This test will determine if multiple sections of text can be properly sectioned with the TikaTextDetection component. Testing, this is the first section of page 2. This test will determine if multiple sections of text can be properly sectioned with the TikaTextDetection component. </text:p>
      <text:p text:style-name="Standard"/>
      <text:p text:style-name="Standard">Testing, this is the second section of page 2. This test will determine if multiple sections of text can be properly sectioned with the TikaTextDetection component. Testing, this is the second section of page 2. This test will determine if multiple sections of text can be properly sectioned with the TikaTextDetection component. </text:p>
      <text:p text:style-name="Standard"/>
      <text:p text:style-name="Standard"/>
      <text:p text:style-name="Standard"/>
      <text:p text:style-name="Standard"/>
      <text:p text:style-name="Standard"/>
      <text:p text:style-name="Standard"/>
      <text:p text:style-name="Standard"/>
      <text:p text:style-name="Standard"/>
      <text:p text:style-name="Standard">Testing, this is the third section of page 2. This test will determine if multiple sections of text can be properly sectioned with the TikaTextDetection component. Testing, this is the third section of page 2. This test will determine if multiple sections of text can be properly sectioned with the TikaTextDetection component. Testing, this is the third section of page 2. This test will determine if multiple sections of text can be properly sectioned with the TikaTextDetection component.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oward Huang</meta:initial-creator>
    <dc:creator>Howard Huang</dc:creator>
    <meta:editing-cycles>2</meta:editing-cycles>
    <meta:creation-date>2021-04-19T04:43:00</meta:creation-date>
    <dc:date>2021-04-21T17:40:00</dc:date>
    <meta:editing-duration>PT4M</meta:editing-duration>
    <meta:generator>LibreOffice/6.4.7.2$Linux_X86_64 LibreOffice_project/40$Build-2</meta:generator>
    <meta:document-statistic meta:table-count="0" meta:image-count="0" meta:object-count="0" meta:page-count="2" meta:paragraph-count="6" meta:word-count="364" meta:character-count="2316" meta:non-whitespace-character-count="19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